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0b5a" officeooo:paragraph-rsid="000a0b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 There,</text:p>
      <text:p text:style-name="P1"/>
      <text:p text:style-name="P1">This is a demo document that I have attached with this demo email using HTML &amp; Javascrip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6T12:06:56.454265809</meta:creation-date>
    <dc:date>2021-07-16T12:08:05.778082305</dc:date>
    <meta:editing-duration>PT1M9S</meta:editing-duration>
    <meta:editing-cycles>1</meta:editing-cycles>
    <meta:document-statistic meta:table-count="0" meta:image-count="0" meta:object-count="0" meta:page-count="1" meta:paragraph-count="2" meta:word-count="19" meta:character-count="99" meta:non-whitespace-character-count="82"/>
    <meta:generator>LibreOffice/6.4.7.2$Linux_X86_64 LibreOffice_project/40$Build-2</meta:generator>
  </office:meta>
</office:document-meta>
</file>